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4.6098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0.9417in"/>
    </style:style>
    <style:style style:name="co6" style:family="table-column">
      <style:table-column-properties fo:break-before="auto" style:column-width="2.9165in"/>
    </style:style>
    <style:style style:name="co7" style:family="table-column">
      <style:table-column-properties fo:break-before="auto" style:column-width="3.048in"/>
    </style:style>
    <style:style style:name="co8" style:family="table-column">
      <style:table-column-properties fo:break-before="auto" style:column-width="0.7866in"/>
    </style:style>
    <style:style style:name="co9" style:family="table-column">
      <style:table-column-properties fo:break-before="auto" style:column-width="0.8193in"/>
    </style:style>
    <style:style style:name="co10" style:family="table-column">
      <style:table-column-properties fo:break-before="auto" style:column-width="2.9492in"/>
    </style:style>
    <style:style style:name="co11" style:family="table-column">
      <style:table-column-properties fo:break-before="auto" style:column-width="1.5291in"/>
    </style:style>
    <style:style style:name="co12" style:family="table-column">
      <style:table-column-properties fo:break-before="auto" style:column-width="3.1354in"/>
    </style:style>
    <style:style style:name="co13" style:family="table-column">
      <style:table-column-properties fo:break-before="auto" style:column-width="1.8681in"/>
    </style:style>
    <style:style style:name="co14" style:family="table-column">
      <style:table-column-properties fo:break-before="auto" style:column-width="3.0807in"/>
    </style:style>
    <style:style style:name="co15" style:family="table-column">
      <style:table-column-properties fo:break-before="auto" style:column-width="1.4638in"/>
    </style:style>
    <style:style style:name="co16" style:family="table-column">
      <style:table-column-properties fo:break-before="auto" style:column-width="1.2236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ackground-color="#c5e0b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font-weight="normal" style:font-weight-asian="normal" style:font-weight-complex="normal"/>
    </style:style>
    <style:style style:name="ce3" style:family="table-cell" style:parent-style-name="Excel_20_Built-in_20_Normal">
      <style:text-properties style:font-name="Calibri"/>
    </style:style>
    <style:style style:name="ce4" style:family="table-cell" style:parent-style-name="Normal_5f_Sheet1" style:data-style-name="N8100">
      <style:table-cell-properties fo:background-color="#c5e0b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037"/>
    <style:style style:name="ce6" style:family="table-cell" style:parent-style-name="Excel_20_Built-in_20_Normal">
      <style:text-properties style:font-name="Calibri" style:font-name-asian="Microsoft YaHei" style:font-name-complex="Arial1"/>
    </style:style>
    <style:style style:name="ce7" style:family="table-cell" style:parent-style-name="Excel_20_Built-in_20_Normal" style:data-style-name="N8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ce3"/>
        <table:table-column table:style-name="co9" table:default-cell-style-name="Excel_20_Built-in_20_Normal"/>
        <table:table-column table:style-name="co1" table:number-columns-repeated="3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4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" table:number-columns-repeated="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2" table:default-cell-style-name="Excel_20_Built-in_20_Normal"/>
        <table:table-column table:style-name="co1" table:default-cell-style-name="ce5"/>
        <table:table-column table:style-name="co1" table:default-cell-style-name="ce6"/>
        <table:table-column table:style-name="co16" table:default-cell-style-name="Excel_20_Built-in_20_Normal"/>
        <table:table-column table:style-name="co1" table:number-columns-repeated="993" table:default-cell-style-name="Excel_20_Built-in_20_Normal"/>
        <table:table-row table:style-name="ro1">
          <table:table-cell table:style-name="ce1" office:value-type="string">
            <text:p>List ID</text:p>
          </table:table-cell>
          <table:table-cell table:style-name="ce1" office:value-type="string">
            <text:p>Resource</text:p>
          </table:table-cell>
          <table:table-cell table:style-name="ce1" office:value-type="string">
            <text:p>Deceased First Name</text:p>
          </table:table-cell>
          <table:table-cell table:style-name="ce1" office:value-type="string">
            <text:p>Deceased Middel Name</text:p>
          </table:table-cell>
          <table:table-cell table:style-name="ce1" office:value-type="string">
            <text:p>Deceased Last Name</text:p>
          </table:table-cell>
          <table:table-cell table:style-name="ce1" office:value-type="string">
            <text:p>Deceased Address</text:p>
          </table:table-cell>
          <table:table-cell table:style-name="ce1" office:value-type="string">
            <text:p>Deceased City</text:p>
          </table:table-cell>
          <table:table-cell table:style-name="ce1" office:value-type="string">
            <text:p>Deceased State</text:p>
          </table:table-cell>
          <table:table-cell table:style-name="ce1" office:value-type="string">
            <text:p>Deceased Zipcode</text:p>
          </table:table-cell>
          <table:table-cell table:style-name="ce1" office:value-type="string">
            <text:p>PR First Name</text:p>
          </table:table-cell>
          <table:table-cell table:style-name="ce1" office:value-type="string">
            <text:p>PR Middle Name</text:p>
          </table:table-cell>
          <table:table-cell table:style-name="ce1" office:value-type="string">
            <text:p>PR Last Name</text:p>
          </table:table-cell>
          <table:table-cell table:style-name="ce1" office:value-type="string">
            <text:p>PR Address</text:p>
          </table:table-cell>
          <table:table-cell table:style-name="ce1" office:value-type="string">
            <text:p>PR City</text:p>
          </table:table-cell>
          <table:table-cell table:style-name="ce1" office:value-type="string">
            <text:p>PR State</text:p>
          </table:table-cell>
          <table:table-cell table:style-name="ce1" office:value-type="string">
            <text:p>PR Zipcode</text:p>
          </table:table-cell>
          <table:table-cell table:style-name="ce1" office:value-type="string">
            <text:p>Attorney Name</text:p>
          </table:table-cell>
          <table:table-cell table:style-name="ce1" office:value-type="string">
            <text:p>Attorney Address</text:p>
          </table:table-cell>
          <table:table-cell table:style-name="ce1" office:value-type="string">
            <text:p>Attorney Address 2</text:p>
          </table:table-cell>
          <table:table-cell table:style-name="ce1" office:value-type="string">
            <text:p>Attorney City</text:p>
          </table:table-cell>
          <table:table-cell table:style-name="ce1" office:value-type="string">
            <text:p>Attorney State</text:p>
          </table:table-cell>
          <table:table-cell table:style-name="ce1" office:value-type="string">
            <text:p>Attorney Zipcode</text:p>
          </table:table-cell>
          <table:table-cell table:style-name="ce1" office:value-type="string">
            <text:p>Mail First Name</text:p>
          </table:table-cell>
          <table:table-cell table:style-name="ce1" office:value-type="string">
            <text:p>Mail Last Name</text:p>
          </table:table-cell>
          <table:table-cell table:style-name="ce4" office:value-type="string">
            <text:p>Mail Address</text:p>
          </table:table-cell>
          <table:table-cell table:style-name="ce4" office:value-type="string">
            <text:p>Mail City</text:p>
          </table:table-cell>
          <table:table-cell table:style-name="ce4" office:value-type="string">
            <text:p>Mail State</text:p>
          </table:table-cell>
          <table:table-cell table:style-name="ce4" office:value-type="string">
            <text:p>Mail Zipcode</text:p>
          </table:table-cell>
          <table:table-cell table:style-name="Excel_20_Built-in_20_Normal" office:value-type="string">
            <text:p>Mail Date</text:p>
          </table:table-cell>
          <table:table-cell table:style-name="Excel_20_Built-in_20_Normal" office:value-type="string">
            <text:p>Status</text:p>
          </table:table-cell>
          <table:table-cell office:value-type="string">
            <text:p>Comment</text:p>
          </table:table-cell>
          <table:table-cell office:value-type="string">
            <text:p>Skip Traced?</text:p>
          </table:table-cell>
          <table:table-cell table:number-columns-repeated="992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Resource 1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Weber</text:p>
          </table:table-cell>
          <table:table-cell office:value-type="string">
            <text:p>147 Cist Falls Private</text:p>
          </table:table-cell>
          <table:table-cell office:value-type="string">
            <text:p>Arnaldohavens</text:p>
          </table:table-cell>
          <table:table-cell table:style-name="Excel_20_Built-in_20_Normal"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Dena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date" office:date-value="2017-01-01">
            <text:p>01/01/17</text:p>
          </table:table-cell>
          <table:table-cell office:value-type="string">
            <text:p>active</text:p>
          </table:table-cell>
          <table:table-cell office:value-type="string">
            <text:p>Comment 1</text:p>
          </table:table-cell>
          <table:table-cell office:value-type="float" office:value="1">
            <text:p>1</text:p>
          </table:table-cell>
          <table:table-cell table:style-name="ce7"/>
          <table:table-cell table:number-columns-repeated="99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esource 2</text:p>
          </table:table-cell>
          <table:table-cell office:value-type="string">
            <text:p>Deron</text:p>
          </table:table-cell>
          <table:table-cell office:value-type="string">
            <text:p>Mills</text:p>
          </table:table-cell>
          <table:table-cell office:value-type="string">
            <text:p>McGlynn</text:p>
          </table:table-cell>
          <table:table-cell office:value-type="string">
            <text:p>325 Robets Pprivate</text:p>
          </table:table-cell>
          <table:table-cell office:value-type="string">
            <text:p>New Loyalfurt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Deron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date" office:date-value="2017-01-02">
            <text:p>01/02/17</text:p>
          </table:table-cell>
          <table:table-cell office:value-type="string">
            <text:p>active</text:p>
          </table:table-cell>
          <table:table-cell office:value-type="string">
            <text:p>Comment 2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esource 3</text:p>
          </table:table-cell>
          <table:table-cell office:value-type="string">
            <text:p>Lazaro</text:p>
          </table:table-cell>
          <table:table-cell office:value-type="string">
            <text:p>Rippin</text:p>
          </table:table-cell>
          <table:table-cell office:value-type="string">
            <text:p>Moen</text:p>
          </table:table-cell>
          <table:table-cell office:value-type="string">
            <text:p>312 Tay Way Private</text:p>
          </table:table-cell>
          <table:table-cell office:value-type="string">
            <text:p>Morissettestad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Velva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date" office:date-value="2017-01-03">
            <text:p>01/03/17</text:p>
          </table:table-cell>
          <table:table-cell office:value-type="string">
            <text:p>active</text:p>
          </table:table-cell>
          <table:table-cell office:value-type="string">
            <text:p>Comment 3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esource 4</text:p>
          </table:table-cell>
          <table:table-cell office:value-type="string">
            <text:p>Ocie</text:p>
          </table:table-cell>
          <table:table-cell office:value-type="string">
            <text:p>Yundt</text:p>
          </table:table-cell>
          <table:table-cell office:value-type="string">
            <text:p>Blanda</text:p>
          </table:table-cell>
          <table:table-cell office:value-type="string">
            <text:p>26320 Toi ComPrivatee</text:p>
          </table:table-cell>
          <table:table-cell table:style-name="ce3" office:value-type="string">
            <text:p>New Loyalfurt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Rippin</text:p>
          </table:table-cell>
          <table:table-cell office:value-type="string">
            <text:p>26320 Toi Commo Apt. 953Koeppville</text:p>
          </table:table-cell>
          <table:table-cell table:style-name="ce3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26320 Toi Commo Apt. 953Koeppville</text:p>
          </table:table-cell>
          <table:table-cell table:style-name="ce3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26320 Toi Commo Apt. 953Koeppville</text:p>
          </table:table-cell>
          <table:table-cell table:style-name="ce3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date" office:date-value="2017-01-04">
            <text:p>01/04/17</text:p>
          </table:table-cell>
          <table:table-cell office:value-type="string">
            <text:p>active</text:p>
          </table:table-cell>
          <table:table-cell office:value-type="string">
            <text:p>Comment 4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esource 5</text:p>
          </table:table-cell>
          <table:table-cell office:value-type="string">
            <text:p>Dena</text:p>
          </table:table-cell>
          <table:table-cell office:value-type="string">
            <text:p>Sporer</text:p>
          </table:table-cell>
          <table:table-cell office:value-type="string">
            <text:p>Jaskolski</text:p>
          </table:table-cell>
          <table:table-cell office:value-type="string">
            <text:p>46413 Kista Lprivate</text:p>
          </table:table-cell>
          <table:table-cell office:value-type="string">
            <text:p>Morissettestad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Blanda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date" office:date-value="2017-01-05">
            <text:p>01/05/17</text:p>
          </table:table-cell>
          <table:table-cell office:value-type="string">
            <text:p>active</text:p>
          </table:table-cell>
          <table:table-cell office:value-type="string">
            <text:p>FUCK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esource 5</text:p>
          </table:table-cell>
          <table:table-cell office:value-type="string">
            <text:p>Dena</text:p>
          </table:table-cell>
          <table:table-cell office:value-type="string">
            <text:p>Sporer</text:p>
          </table:table-cell>
          <table:table-cell office:value-type="string">
            <text:p>Jaskolski</text:p>
          </table:table-cell>
          <table:table-cell office:value-type="string">
            <text:p>46413 Kisssta Privatew</text:p>
          </table:table-cell>
          <table:table-cell office:value-type="string">
            <text:p>Morissettestads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Blanda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date" office:date-value="2017-01-05">
            <text:p>01/05/17</text:p>
          </table:table-cell>
          <table:table-cell office:value-type="string">
            <text:p>active</text:p>
          </table:table-cell>
          <table:table-cell office:value-type="string">
            <text:p>FUCK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esource 5</text:p>
          </table:table-cell>
          <table:table-cell office:value-type="string">
            <text:p>Dena</text:p>
          </table:table-cell>
          <table:table-cell office:value-type="string">
            <text:p>Sporer</text:p>
          </table:table-cell>
          <table:table-cell office:value-type="string">
            <text:p>Jaskolski</text:p>
          </table:table-cell>
          <table:table-cell office:value-type="string">
            <text:p>46413 Kista Private</text:p>
          </table:table-cell>
          <table:table-cell office:value-type="string">
            <text:p>Morissettestad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Blanda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date" office:date-value="2017-01-05">
            <text:p>01/05/17</text:p>
          </table:table-cell>
          <table:table-cell office:value-type="string">
            <text:p>active</text:p>
          </table:table-cell>
          <table:table-cell office:value-type="string">
            <text:p>FUCK</text:p>
          </table:table-cell>
          <table:table-cell office:value-type="float" office:value="0">
            <text:p>0</text:p>
          </table:table-cell>
          <table:table-cell table:number-columns-repeated="99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3/13/2017</text:date>, <text:time>17:3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3T17:33:30.76</dc:date>
    <dc:creator>Jordan Cachero</dc:creator>
    <meta:generator>OpenOffice/4.1.3$Win32 OpenOffice.org_project/413m1$Build-9783</meta:generator>
    <meta:editing-duration>PT1H24M40S</meta:editing-duration>
    <meta:editing-cycles>19</meta:editing-cycles>
    <meta:document-statistic meta:table-count="1" meta:cell-count="256" meta:object-count="0"/>
  </office:meta>
</office:document-meta>
</file>